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5mm"/>
    </style:style>
    <style:style style:name="co2" style:family="table-column">
      <style:table-column-properties fo:break-before="auto" style:column-width="62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a=B</text:p>
          </table:table-cell>
          <table:table-cell office:value-type="string" calcext:value-type="string">
            <text:p>b=exp(B)</text:p>
          </table:table-cell>
        </table:table-row>
        <table:table-row table:style-name="ro1">
          <table:table-cell office:value-type="string" calcext:value-type="string">
            <text:p>T[K]</text:p>
          </table:table-cell>
          <table:table-cell table:formula="of:=74.4+273.15" office:value-type="float" office:value="347.55" calcext:value-type="float">
            <text:p>347,55</text:p>
          </table:table-cell>
          <table:table-cell table:formula="of:=73.3+273.15" office:value-type="float" office:value="346.45" calcext:value-type="float">
            <text:p>346,45</text:p>
          </table:table-cell>
          <table:table-cell table:formula="of:=273.15+72.8" office:value-type="float" office:value="345.95" calcext:value-type="float">
            <text:p>345,95</text:p>
          </table:table-cell>
          <table:table-cell table:formula="of:=273.15+72" office:value-type="float" office:value="345.15" calcext:value-type="float">
            <text:p>345,15</text:p>
          </table:table-cell>
          <table:table-cell table:formula="of:=273.15+71" office:value-type="float" office:value="344.15" calcext:value-type="float">
            <text:p>344,15</text:p>
          </table:table-cell>
          <table:table-cell table:formula="of:=273.15+70.4" office:value-type="float" office:value="343.55" calcext:value-type="float">
            <text:p>343,55</text:p>
          </table:table-cell>
          <table:table-cell table:formula="of:=273.15+69.9" office:value-type="float" office:value="343.05" calcext:value-type="float">
            <text:p>343,05</text:p>
          </table:table-cell>
          <table:table-cell table:formula="of:=273.15+68.6" office:value-type="float" office:value="341.75" calcext:value-type="float">
            <text:p>341,75</text:p>
          </table:table-cell>
          <table:table-cell table:formula="of:=273.15+67.8" office:value-type="float" office:value="340.95" calcext:value-type="float">
            <text:p>340,95</text:p>
          </table:table-cell>
          <table:table-cell table:formula="of:=273.15+67.2" office:value-type="float" office:value="340.35" calcext:value-type="float">
            <text:p>340,35</text:p>
          </table:table-cell>
          <table:table-cell table:formula="of:=273.15+55" office:value-type="float" office:value="328.15" calcext:value-type="float">
            <text:p>328,15</text:p>
          </table:table-cell>
          <table:table-cell table:formula="of:=273.15+50.5" office:value-type="float" office:value="323.65" calcext:value-type="float">
            <text:p>323,65</text:p>
          </table:table-cell>
          <table:table-cell table:formula="of:=273.15+49" office:value-type="float" office:value="322.15" calcext:value-type="float">
            <text:p>322,15</text:p>
          </table:table-cell>
          <table:table-cell table:number-matrix-columns-spanned="2" table:number-matrix-rows-spanned="1" table:formula="of:=LINEST([.B9:.N9];[.B8:.N8])" office:value-type="float" office:value="3647.14931048344" calcext:value-type="float">
            <text:p>3647,1493104834</text:p>
          </table:table-cell>
          <table:table-cell office:value-type="float" office:value="-6.76087609993072" calcext:value-type="float">
            <text:p>-6,76087609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1.2" calcext:value-type="float">
            <text:p>41,2</text:p>
          </table:table-cell>
          <table:table-cell office:value-type="float" office:value="43.1" calcext:value-type="float">
            <text:p>43,1</text:p>
          </table:table-cell>
          <table:table-cell office:value-type="float" office:value="44.1" calcext:value-type="float">
            <text:p>44,1</text:p>
          </table:table-cell>
          <table:table-cell office:value-type="float" office:value="45.1" calcext:value-type="float">
            <text:p>45,1</text:p>
          </table:table-cell>
          <table:table-cell office:value-type="float" office:value="46.7" calcext:value-type="float">
            <text:p>46,7</text:p>
          </table:table-cell>
          <table:table-cell office:value-type="float" office:value="47.2" calcext:value-type="float">
            <text:p>47,2</text:p>
          </table:table-cell>
          <table:table-cell office:value-type="float" office:value="48.2" calcext:value-type="float">
            <text:p>48,2</text:p>
          </table:table-cell>
          <table:table-cell office:value-type="float" office:value="50" calcext:value-type="float">
            <text:p>50</text:p>
          </table:table-cell>
          <table:table-cell office:value-type="float" office:value="51.2" calcext:value-type="float">
            <text:p>51,2</text:p>
          </table:table-cell>
          <table:table-cell office:value-type="float" office:value="52.2" calcext:value-type="float">
            <text:p>52,2</text:p>
          </table:table-cell>
          <table:table-cell office:value-type="float" office:value="77.8" calcext:value-type="float">
            <text:p>77,8</text:p>
          </table:table-cell>
          <table:table-cell office:value-type="float" office:value="90.6" calcext:value-type="float">
            <text:p>90,6</text:p>
          </table:table-cell>
          <table:table-cell office:value-type="float" office:value="95.5" calcext:value-type="float">
            <text:p>9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r</text:p>
          </table:table-cell>
          <table:table-cell table:formula="of:=0.006*[.B4]+0.4" office:value-type="float" office:value="0.6472" calcext:value-type="float">
            <text:p>0,6472</text:p>
          </table:table-cell>
          <table:table-cell table:formula="of:=0.006*[.C4]+0.4" office:value-type="float" office:value="0.6586" calcext:value-type="float">
            <text:p>0,6586</text:p>
          </table:table-cell>
          <table:table-cell table:formula="of:=0.006*[.D4]+0.4" office:value-type="float" office:value="0.6646" calcext:value-type="float">
            <text:p>0,6646</text:p>
          </table:table-cell>
          <table:table-cell table:formula="of:=0.006*[.E4]+0.4" office:value-type="float" office:value="0.6706" calcext:value-type="float">
            <text:p>0,6706</text:p>
          </table:table-cell>
          <table:table-cell table:formula="of:=0.006*[.F4]+0.4" office:value-type="float" office:value="0.6802" calcext:value-type="float">
            <text:p>0,6802</text:p>
          </table:table-cell>
          <table:table-cell table:formula="of:=0.006*[.G4]+0.4" office:value-type="float" office:value="0.6832" calcext:value-type="float">
            <text:p>0,6832</text:p>
          </table:table-cell>
          <table:table-cell table:formula="of:=0.006*[.H4]+0.4" office:value-type="float" office:value="0.6892" calcext:value-type="float">
            <text:p>0,6892</text:p>
          </table:table-cell>
          <table:table-cell table:formula="of:=0.006*[.I4]+0.4" office:value-type="float" office:value="0.7" calcext:value-type="float">
            <text:p>0,7</text:p>
          </table:table-cell>
          <table:table-cell table:formula="of:=0.006*[.J4]+0.4" office:value-type="float" office:value="0.7072" calcext:value-type="float">
            <text:p>0,7072</text:p>
          </table:table-cell>
          <table:table-cell table:formula="of:=0.006*[.K4]+0.4" office:value-type="float" office:value="0.7132" calcext:value-type="float">
            <text:p>0,7132</text:p>
          </table:table-cell>
          <table:table-cell table:formula="of:=0.006*[.L4]+0.4" office:value-type="float" office:value="0.8668" calcext:value-type="float">
            <text:p>0,8668</text:p>
          </table:table-cell>
          <table:table-cell table:formula="of:=0.006*[.M4]+0.4" office:value-type="float" office:value="0.9436" calcext:value-type="float">
            <text:p>0,9436</text:p>
          </table:table-cell>
          <table:table-cell table:formula="of:=0.006*[.N4]+0.4" office:value-type="float" office:value="0.973" calcext:value-type="float">
            <text:p>0,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</text:p>
          </table:table-cell>
          <table:table-cell table:formula="of:=[.B5]/SQRT(3)" office:value-type="float" office:value="0.373661094219526" calcext:value-type="float">
            <text:p>0,3736610942</text:p>
          </table:table-cell>
          <table:table-cell table:formula="of:=[.C5]/SQRT(3)" office:value-type="float" office:value="0.380242887288288" calcext:value-type="float">
            <text:p>0,3802428873</text:p>
          </table:table-cell>
          <table:table-cell table:formula="of:=[.D5]/SQRT(3)" office:value-type="float" office:value="0.383706988903425" calcext:value-type="float">
            <text:p>0,3837069889</text:p>
          </table:table-cell>
          <table:table-cell table:formula="of:=[.E5]/SQRT(3)" office:value-type="float" office:value="0.387171090518563" calcext:value-type="float">
            <text:p>0,3871710905</text:p>
          </table:table-cell>
          <table:table-cell table:formula="of:=[.F5]/SQRT(3)" office:value-type="float" office:value="0.392713653102783" calcext:value-type="float">
            <text:p>0,3927136531</text:p>
          </table:table-cell>
          <table:table-cell table:formula="of:=[.G5]/SQRT(3)" office:value-type="float" office:value="0.394445703910352" calcext:value-type="float">
            <text:p>0,3944457039</text:p>
          </table:table-cell>
          <table:table-cell table:formula="of:=[.H5]/SQRT(3)" office:value-type="float" office:value="0.39790980552549" calcext:value-type="float">
            <text:p>0,3979098055</text:p>
          </table:table-cell>
          <table:table-cell table:formula="of:=[.I5]/SQRT(3)" office:value-type="float" office:value="0.404145188432738" calcext:value-type="float">
            <text:p>0,4041451884</text:p>
          </table:table-cell>
          <table:table-cell table:formula="of:=[.J5]/SQRT(3)" office:value-type="float" office:value="0.408302110370903" calcext:value-type="float">
            <text:p>0,4083021104</text:p>
          </table:table-cell>
          <table:table-cell table:formula="of:=[.K5]/SQRT(3)" office:value-type="float" office:value="0.411766211986041" calcext:value-type="float">
            <text:p>0,411766212</text:p>
          </table:table-cell>
          <table:table-cell table:formula="of:=[.L5]/SQRT(3)" office:value-type="float" office:value="0.500447213333568" calcext:value-type="float">
            <text:p>0,5004472133</text:p>
          </table:table-cell>
          <table:table-cell table:formula="of:=[.M5]/SQRT(3)" office:value-type="float" office:value="0.544787714007331" calcext:value-type="float">
            <text:p>0,544787714</text:p>
          </table:table-cell>
          <table:table-cell table:formula="of:=[.N5]/SQRT(3)" office:value-type="float" office:value="0.561761811921506" calcext:value-type="float">
            <text:p>0,5617618119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i=1/T[1/K]</text:p>
          </table:table-cell>
          <table:table-cell table:formula="of:=1/[.B3]" office:value-type="float" office:value="0.00287728384405122" calcext:value-type="float">
            <text:p>0,0028772838</text:p>
          </table:table-cell>
          <table:table-cell table:formula="of:=1/[.C3]" office:value-type="float" office:value="0.00288641939673835" calcext:value-type="float">
            <text:p>0,0028864194</text:p>
          </table:table-cell>
          <table:table-cell table:formula="of:=1/[.D3]" office:value-type="float" office:value="0.00289059112588524" calcext:value-type="float">
            <text:p>0,0028905911</text:p>
          </table:table-cell>
          <table:table-cell table:formula="of:=1/[.E3]" office:value-type="float" office:value="0.00289729103288425" calcext:value-type="float">
            <text:p>0,002897291</text:p>
          </table:table-cell>
          <table:table-cell table:formula="of:=1/[.F3]" office:value-type="float" office:value="0.00290570971959901" calcext:value-type="float">
            <text:p>0,0029057097</text:p>
          </table:table-cell>
          <table:table-cell table:formula="of:=1/[.G3]" office:value-type="float" office:value="0.002910784456411" calcext:value-type="float">
            <text:p>0,0029107845</text:p>
          </table:table-cell>
          <table:table-cell table:formula="of:=1/[.H3]" office:value-type="float" office:value="0.00291502696399942" calcext:value-type="float">
            <text:p>0,002915027</text:p>
          </table:table-cell>
          <table:table-cell table:formula="of:=1/[.I3]" office:value-type="float" office:value="0.00292611558156547" calcext:value-type="float">
            <text:p>0,0029261156</text:p>
          </table:table-cell>
          <table:table-cell table:formula="of:=1/[.J3]" office:value-type="float" office:value="0.00293298137556827" calcext:value-type="float">
            <text:p>0,0029329814</text:p>
          </table:table-cell>
          <table:table-cell table:formula="of:=1/[.K3]" office:value-type="float" office:value="0.00293815190245336" calcext:value-type="float">
            <text:p>0,0029381519</text:p>
          </table:table-cell>
          <table:table-cell table:formula="of:=1/[.L3]" office:value-type="float" office:value="0.00304738686576261" calcext:value-type="float">
            <text:p>0,0030473869</text:p>
          </table:table-cell>
          <table:table-cell table:formula="of:=1/[.M3]" office:value-type="float" office:value="0.00308975745403986" calcext:value-type="float">
            <text:p>0,0030897575</text:p>
          </table:table-cell>
          <table:table-cell table:formula="of:=1/[.N3]" office:value-type="float" office:value="0.0031041440322831" calcext:value-type="float">
            <text:p>0,003104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=LN(R/kohm)</text:p>
          </table:table-cell>
          <table:table-cell table:formula="of:=LN([.B4])" office:value-type="float" office:value="3.71843825635548" calcext:value-type="float">
            <text:p>3,7184382564</text:p>
          </table:table-cell>
          <table:table-cell table:formula="of:=LN([.C4])" office:value-type="float" office:value="3.7635229971097" calcext:value-type="float">
            <text:p>3,7635229971</text:p>
          </table:table-cell>
          <table:table-cell table:formula="of:=LN([.D4])" office:value-type="float" office:value="3.7864597824528" calcext:value-type="float">
            <text:p>3,7864597825</text:p>
          </table:table-cell>
          <table:table-cell table:formula="of:=LN([.E4])" office:value-type="float" office:value="3.80888224650863" calcext:value-type="float">
            <text:p>3,8088822465</text:p>
          </table:table-cell>
          <table:table-cell table:formula="of:=LN([.F4])" office:value-type="float" office:value="3.84374416467485" calcext:value-type="float">
            <text:p>3,8437441647</text:p>
          </table:table-cell>
          <table:table-cell table:formula="of:=LN([.G4])" office:value-type="float" office:value="3.85439389259151" calcext:value-type="float">
            <text:p>3,8543938926</text:p>
          </table:table-cell>
          <table:table-cell table:formula="of:=LN([.H4])" office:value-type="float" office:value="3.87535902105655" calcext:value-type="float">
            <text:p>3,8753590211</text:p>
          </table:table-cell>
          <table:table-cell table:formula="of:=LN([.I4])" office:value-type="float" office:value="3.91202300542815" calcext:value-type="float">
            <text:p>3,9120230054</text:p>
          </table:table-cell>
          <table:table-cell table:formula="of:=LN([.J4])" office:value-type="float" office:value="3.93573953204546" calcext:value-type="float">
            <text:p>3,935739532</text:p>
          </table:table-cell>
          <table:table-cell table:formula="of:=LN([.K4])" office:value-type="float" office:value="3.95508249488859" calcext:value-type="float">
            <text:p>3,9550824949</text:p>
          </table:table-cell>
          <table:table-cell table:formula="of:=LN([.L4])" office:value-type="float" office:value="4.35414143118435" calcext:value-type="float">
            <text:p>4,3541414312</text:p>
          </table:table-cell>
          <table:table-cell table:formula="of:=LN([.M4])" office:value-type="float" office:value="4.50645421304893" calcext:value-type="float">
            <text:p>4,506454213</text:p>
          </table:table-cell>
          <table:table-cell table:formula="of:=LN([.N4])" office:value-type="float" office:value="4.55912624748668" calcext:value-type="float">
            <text:p>4,5591262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=</text:p>
          </table:table-cell>
          <table:table-cell table:formula="of:=[.B6]/[.B4]" office:value-type="float" office:value="0.00906944403445451" calcext:value-type="float">
            <text:p>0,009069444</text:p>
          </table:table-cell>
          <table:table-cell table:formula="of:=[.C6]/[.C4]" office:value-type="float" office:value="0.00882234077235006" calcext:value-type="float">
            <text:p>0,0088223408</text:p>
          </table:table-cell>
          <table:table-cell table:formula="of:=[.D6]/[.D4]" office:value-type="float" office:value="0.00870083875064457" calcext:value-type="float">
            <text:p>0,0087008388</text:p>
          </table:table-cell>
          <table:table-cell table:formula="of:=[.E6]/[.E4]" office:value-type="float" office:value="0.00858472484520096" calcext:value-type="float">
            <text:p>0,0085847248</text:p>
          </table:table-cell>
          <table:table-cell table:formula="of:=[.F6]/[.F4]" office:value-type="float" office:value="0.00840928593367845" calcext:value-type="float">
            <text:p>0,0084092859</text:p>
          </table:table-cell>
          <table:table-cell table:formula="of:=[.G6]/[.G4]" office:value-type="float" office:value="0.00835690050657526" calcext:value-type="float">
            <text:p>0,0083569005</text:p>
          </table:table-cell>
          <table:table-cell table:formula="of:=[.H6]/[.H4]" office:value-type="float" office:value="0.0082553901561305" calcext:value-type="float">
            <text:p>0,0082553902</text:p>
          </table:table-cell>
          <table:table-cell table:formula="of:=[.I6]/[.I4]" office:value-type="float" office:value="0.00808290376865476" calcext:value-type="float">
            <text:p>0,0080829038</text:p>
          </table:table-cell>
          <table:table-cell table:formula="of:=[.J6]/[.J4]" office:value-type="float" office:value="0.00797465059318171" calcext:value-type="float">
            <text:p>0,0079746506</text:p>
          </table:table-cell>
          <table:table-cell table:formula="of:=[.K6]/[.K4]" office:value-type="float" office:value="0.00788824160892799" calcext:value-type="float">
            <text:p>0,0078882416</text:p>
          </table:table-cell>
          <table:table-cell table:formula="of:=[.L6]/[.L4]" office:value-type="float" office:value="0.00643248346187105" calcext:value-type="float">
            <text:p>0,0064324835</text:p>
          </table:table-cell>
          <table:table-cell table:formula="of:=[.M6]/[.M4]" office:value-type="float" office:value="0.00601310942612948" calcext:value-type="float">
            <text:p>0,0060131094</text:p>
          </table:table-cell>
          <table:table-cell table:formula="of:=[.N6]/[.N4]" office:value-type="float" office:value="0.00588232263792153" calcext:value-type="float">
            <text:p>0,0058823226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/ui^2</text:p>
          </table:table-cell>
          <table:table-cell table:formula="of:=1/[.B10]^2" office:value-type="float" office:value="12157.3429939143" calcext:value-type="float">
            <text:p>12157,3429939143</text:p>
          </table:table-cell>
          <table:table-cell table:formula="of:=1/[.C10]^2" office:value-type="float" office:value="12847.9057574483" calcext:value-type="float">
            <text:p>12847,9057574483</text:p>
          </table:table-cell>
          <table:table-cell table:formula="of:=1/[.D10]^2" office:value-type="float" office:value="13209.2378337939" calcext:value-type="float">
            <text:p>13209,2378337939</text:p>
          </table:table-cell>
          <table:table-cell table:formula="of:=1/[.E10]^2" office:value-type="float" office:value="13568.9811857728" calcext:value-type="float">
            <text:p>13568,9811857728</text:p>
          </table:table-cell>
          <table:table-cell table:formula="of:=1/[.F10]^2" office:value-type="float" office:value="14141.0533474208" calcext:value-type="float">
            <text:p>14141,0533474208</text:p>
          </table:table-cell>
          <table:table-cell table:formula="of:=1/[.G10]^2" office:value-type="float" office:value="14318.8960615152" calcext:value-type="float">
            <text:p>14318,8960615152</text:p>
          </table:table-cell>
          <table:table-cell table:formula="of:=1/[.H10]^2" office:value-type="float" office:value="14673.1985304149" calcext:value-type="float">
            <text:p>14673,1985304149</text:p>
          </table:table-cell>
          <table:table-cell table:formula="of:=1/[.I10]^2" office:value-type="float" office:value="15306.1224489796" calcext:value-type="float">
            <text:p>15306,1224489796</text:p>
          </table:table-cell>
          <table:table-cell table:formula="of:=1/[.J10]^2" office:value-type="float" office:value="15724.4937654839" calcext:value-type="float">
            <text:p>15724,4937654839</text:p>
          </table:table-cell>
          <table:table-cell table:formula="of:=1/[.K10]^2" office:value-type="float" office:value="16070.8775375587" calcext:value-type="float">
            <text:p>16070,8775375587</text:p>
          </table:table-cell>
          <table:table-cell table:formula="of:=1/[.L10]^2" office:value-type="float" office:value="24168.1074659133" calcext:value-type="float">
            <text:p>24168,1074659133</text:p>
          </table:table-cell>
          <table:table-cell table:formula="of:=1/[.M10]^2" office:value-type="float" office:value="27656.7908639915" calcext:value-type="float">
            <text:p>27656,7908639915</text:p>
          </table:table-cell>
          <table:table-cell table:formula="of:=1/[.N10]^2" office:value-type="float" office:value="28900.297762084" calcext:value-type="float">
            <text:p>28900,297762084</text:p>
          </table:table-cell>
          <table:table-cell table:formula="of:=SUM([.B12:.N12])" office:value-type="float" office:value="222743.305554291" calcext:value-type="float">
            <text:p>222743,305554291</text:p>
          </table:table-cell>
          <table:table-cell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office:value-type="string" calcext:value-type="string">
            <text:p>1/ui^2</text:p>
          </table:table-cell>
          <table:table-cell table:formula="of:=[.B12]" office:value-type="float" office:value="12157.3429939143" calcext:value-type="float">
            <text:p>12157,3429939143</text:p>
          </table:table-cell>
          <table:table-cell table:formula="of:=[.C12]" office:value-type="float" office:value="12847.9057574483" calcext:value-type="float">
            <text:p>12847,9057574483</text:p>
          </table:table-cell>
          <table:table-cell table:formula="of:=[.D12]" office:value-type="float" office:value="13209.2378337939" calcext:value-type="float">
            <text:p>13209,2378337939</text:p>
          </table:table-cell>
          <table:table-cell table:formula="of:=[.E12]" office:value-type="float" office:value="13568.9811857728" calcext:value-type="float">
            <text:p>13568,9811857728</text:p>
          </table:table-cell>
          <table:table-cell table:formula="of:=[.F12]" office:value-type="float" office:value="14141.0533474208" calcext:value-type="float">
            <text:p>14141,0533474208</text:p>
          </table:table-cell>
          <table:table-cell table:formula="of:=[.G12]" office:value-type="float" office:value="14318.8960615152" calcext:value-type="float">
            <text:p>14318,8960615152</text:p>
          </table:table-cell>
          <table:table-cell table:formula="of:=[.H12]" office:value-type="float" office:value="14673.1985304149" calcext:value-type="float">
            <text:p>14673,1985304149</text:p>
          </table:table-cell>
          <table:table-cell table:formula="of:=[.I12]" office:value-type="float" office:value="15306.1224489796" calcext:value-type="float">
            <text:p>15306,1224489796</text:p>
          </table:table-cell>
          <table:table-cell table:formula="of:=[.J12]" office:value-type="float" office:value="15724.4937654839" calcext:value-type="float">
            <text:p>15724,4937654839</text:p>
          </table:table-cell>
          <table:table-cell table:formula="of:=[.K12]" office:value-type="float" office:value="16070.8775375587" calcext:value-type="float">
            <text:p>16070,8775375587</text:p>
          </table:table-cell>
          <table:table-cell table:formula="of:=[.L12]" office:value-type="float" office:value="24168.1074659133" calcext:value-type="float">
            <text:p>24168,1074659133</text:p>
          </table:table-cell>
          <table:table-cell table:formula="of:=[.M12]" office:value-type="float" office:value="27656.7908639915" calcext:value-type="float">
            <text:p>27656,7908639915</text:p>
          </table:table-cell>
          <table:table-cell table:formula="of:=[.N12]" office:value-type="float" office:value="28900.297762084" calcext:value-type="float">
            <text:p>28900,297762084</text:p>
          </table:table-cell>
          <table:table-cell table:formula="of:=SUM([.B24:.N24])" office:value-type="float" office:value="222743.305554291" calcext:value-type="float">
            <text:p>222743,305554291</text:p>
          </table:table-cell>
          <table:table-cell/>
        </table:table-row>
        <table:table-row table:style-name="ro1">
          <table:table-cell office:value-type="string" calcext:value-type="string">
            <text:p>Wx^2</text:p>
          </table:table-cell>
          <table:table-cell table:formula="of:=[.B24]*[.B8]^2" office:value-type="float" office:value="0.100647753080071" calcext:value-type="float">
            <text:p>0,1006477531</text:p>
          </table:table-cell>
          <table:table-cell table:formula="of:=[.C24]*[.C8]^2" office:value-type="float" office:value="0.107041259592337" calcext:value-type="float">
            <text:p>0,1070412596</text:p>
          </table:table-cell>
          <table:table-cell table:formula="of:=[.D24]*[.D8]^2" office:value-type="float" office:value="0.110370012030849" calcext:value-type="float">
            <text:p>0,110370012</text:p>
          </table:table-cell>
          <table:table-cell table:formula="of:=[.E24]*[.E8]^2" office:value-type="float" office:value="0.113902035390163" calcext:value-type="float">
            <text:p>0,1139020354</text:p>
          </table:table-cell>
          <table:table-cell table:formula="of:=[.F24]*[.F8]^2" office:value-type="float" office:value="0.119395020069646" calcext:value-type="float">
            <text:p>0,1193950201</text:p>
          </table:table-cell>
          <table:table-cell table:formula="of:=[.G24]*[.G8]^2" office:value-type="float" office:value="0.12131922598988" calcext:value-type="float">
            <text:p>0,121319226</text:p>
          </table:table-cell>
          <table:table-cell table:formula="of:=[.H24]*[.H8]^2" office:value-type="float" office:value="0.124683776021793" calcext:value-type="float">
            <text:p>0,124683776</text:p>
          </table:table-cell>
          <table:table-cell table:formula="of:=[.I24]*[.I8]^2" office:value-type="float" office:value="0.131053353010412" calcext:value-type="float">
            <text:p>0,131053353</text:p>
          </table:table-cell>
          <table:table-cell table:formula="of:=[.J24]*[.J8]^2" office:value-type="float" office:value="0.135268066738242" calcext:value-type="float">
            <text:p>0,1352680667</text:p>
          </table:table-cell>
          <table:table-cell table:formula="of:=[.K24]*[.K8]^2" office:value-type="float" office:value="0.138735652742979" calcext:value-type="float">
            <text:p>0,1387356527</text:p>
          </table:table-cell>
          <table:table-cell table:formula="of:=[.L24]*[.L8]^2" office:value-type="float" office:value="0.224438742227528" calcext:value-type="float">
            <text:p>0,2244387422</text:p>
          </table:table-cell>
          <table:table-cell table:formula="of:=[.M24]*[.M8]^2" office:value-type="float" office:value="0.264028350770398" calcext:value-type="float">
            <text:p>0,2640283508</text:p>
          </table:table-cell>
          <table:table-cell table:formula="of:=[.N24]*[.N8]^2" office:value-type="float" office:value="0.27847489315343" calcext:value-type="float">
            <text:p>0,2784748932</text:p>
          </table:table-cell>
          <table:table-cell table:formula="of:=SUM([.B25:.N25])" office:value-type="float" office:value="1.96935814081773" calcext:value-type="float">
            <text:p>1,9693581408</text:p>
          </table:table-cell>
          <table:table-cell/>
        </table:table-row>
        <table:table-row table:style-name="ro1">
          <table:table-cell office:value-type="string" calcext:value-type="string">
            <text:p>xw</text:p>
          </table:table-cell>
          <table:table-cell table:formula="of:=[.B24]*[.B8]" office:value-type="float" office:value="34.9801265829787" calcext:value-type="float">
            <text:p>34,980126583</text:p>
          </table:table-cell>
          <table:table-cell table:formula="of:=[.C24]*[.C8]" office:value-type="float" office:value="37.084444385765" calcext:value-type="float">
            <text:p>37,0844443858</text:p>
          </table:table-cell>
          <table:table-cell table:formula="of:=[.D24]*[.D8]" office:value-type="float" office:value="38.1825056620724" calcext:value-type="float">
            <text:p>38,1825056621</text:p>
          </table:table-cell>
          <table:table-cell table:formula="of:=[.E24]*[.E8]" office:value-type="float" office:value="39.3132875149147" calcext:value-type="float">
            <text:p>39,3132875149</text:p>
          </table:table-cell>
          <table:table-cell table:formula="of:=[.F24]*[.F8]" office:value-type="float" office:value="41.0897961569687" calcext:value-type="float">
            <text:p>41,089796157</text:p>
          </table:table-cell>
          <table:table-cell table:formula="of:=[.G24]*[.G8]" office:value-type="float" office:value="41.6792200888231" calcext:value-type="float">
            <text:p>41,6792200888</text:p>
          </table:table-cell>
          <table:table-cell table:formula="of:=[.H24]*[.H8]" office:value-type="float" office:value="42.772769364276" calcext:value-type="float">
            <text:p>42,7727693643</text:p>
          </table:table-cell>
          <table:table-cell table:formula="of:=[.I24]*[.I8]" office:value-type="float" office:value="44.7874833913083" calcext:value-type="float">
            <text:p>44,7874833913</text:p>
          </table:table-cell>
          <table:table-cell table:formula="of:=[.J24]*[.J8]" office:value-type="float" office:value="46.1196473544036" calcext:value-type="float">
            <text:p>46,1196473544</text:p>
          </table:table-cell>
          <table:table-cell table:formula="of:=[.K24]*[.K8]" office:value-type="float" office:value="47.2186794110731" calcext:value-type="float">
            <text:p>47,2186794111</text:p>
          </table:table-cell>
          <table:table-cell table:formula="of:=[.L24]*[.L8]" office:value-type="float" office:value="73.6495732619633" calcext:value-type="float">
            <text:p>73,649573262</text:p>
          </table:table-cell>
          <table:table-cell table:formula="of:=[.M24]*[.M8]" office:value-type="float" office:value="85.4527757268392" calcext:value-type="float">
            <text:p>85,4527757268</text:p>
          </table:table-cell>
          <table:table-cell table:formula="of:=[.N24]*[.N8]" office:value-type="float" office:value="89.7106868293775" calcext:value-type="float">
            <text:p>89,7106868294</text:p>
          </table:table-cell>
          <table:table-cell table:formula="of:=SUM([.B26:.N26])" office:value-type="float" office:value="662.040995730764" calcext:value-type="float">
            <text:p>662,040995730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[.O24]*[.O25]-([.O26])^2" office:value-type="float" office:value="363.062077812676" calcext:value-type="float">
            <text:p>363,06207781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xy</text:p>
          </table:table-cell>
          <table:table-cell table:formula="of:=[.B24]*[.B8]*[.B9]" office:value-type="float" office:value="130.071440898305" calcext:value-type="float">
            <text:p>130,0714408983</text:p>
          </table:table-cell>
          <table:table-cell table:formula="of:=[.C24]*[.C8]*[.C9]" office:value-type="float" office:value="139.568159280862" calcext:value-type="float">
            <text:p>139,5681592809</text:p>
          </table:table-cell>
          <table:table-cell table:formula="of:=[.D24]*[.D8]*[.D9]" office:value-type="float" office:value="144.576522082713" calcext:value-type="float">
            <text:p>144,5765220827</text:p>
          </table:table-cell>
          <table:table-cell table:formula="of:=[.E24]*[.E8]*[.E9]" office:value-type="float" office:value="149.739682867448" calcext:value-type="float">
            <text:p>149,7396828674</text:p>
          </table:table-cell>
          <table:table-cell table:formula="of:=[.F24]*[.F8]*[.F9]" office:value-type="float" office:value="157.938664206028" calcext:value-type="float">
            <text:p>157,938664206</text:p>
          </table:table-cell>
          <table:table-cell table:formula="of:=[.G24]*[.G8]*[.G9]" office:value-type="float" office:value="160.648131358337" calcext:value-type="float">
            <text:p>160,6481313583</text:p>
          </table:table-cell>
          <table:table-cell table:formula="of:=[.H24]*[.H8]*[.H9]" office:value-type="float" office:value="165.759837611418" calcext:value-type="float">
            <text:p>165,7598376114</text:p>
          </table:table-cell>
          <table:table-cell table:formula="of:=[.I24]*[.I8]*[.I9]" office:value-type="float" office:value="175.209665382029" calcext:value-type="float">
            <text:p>175,209665382</text:p>
          </table:table-cell>
          <table:table-cell table:formula="of:=[.J24]*[.J8]*[.J9]" office:value-type="float" office:value="181.514919296722" calcext:value-type="float">
            <text:p>181,5149192967</text:p>
          </table:table-cell>
          <table:table-cell table:formula="of:=[.K24]*[.K8]*[.K9]" office:value-type="float" office:value="186.753772370492" calcext:value-type="float">
            <text:p>186,7537723705</text:p>
          </table:table-cell>
          <table:table-cell table:formula="of:=[.L24]*[.L8]*[.L9]" office:value-type="float" office:value="320.680658328961" calcext:value-type="float">
            <text:p>320,680658329</text:p>
          </table:table-cell>
          <table:table-cell table:formula="of:=[.M24]*[.M8]*[.M9]" office:value-type="float" office:value="385.08902119094" calcext:value-type="float">
            <text:p>385,0890211909</text:p>
          </table:table-cell>
          <table:table-cell table:formula="of:=[.N24]*[.N8]*[.N9]" office:value-type="float" office:value="409.002347003873" calcext:value-type="float">
            <text:p>409,0023470039</text:p>
          </table:table-cell>
          <table:table-cell table:formula="of:=SUM([.B28:.N28])" office:value-type="float" office:value="2706.55282187813" calcext:value-type="float">
            <text:p>2706,5528218781</text:p>
          </table:table-cell>
          <table:table-cell/>
        </table:table-row>
        <table:table-row table:style-name="ro1">
          <table:table-cell office:value-type="string" calcext:value-type="string">
            <text:p>wy</text:p>
          </table:table-cell>
          <table:table-cell table:formula="of:=[.B24]*[.B9]" office:value-type="float" office:value="45206.3292842061" calcext:value-type="float">
            <text:p>45206,3292842061</text:p>
          </table:table-cell>
          <table:table-cell table:formula="of:=[.C24]*[.C9]" office:value-type="float" office:value="48353.3887828548" calcext:value-type="float">
            <text:p>48353,3887828548</text:p>
          </table:table-cell>
          <table:table-cell table:formula="of:=[.D24]*[.D9]" office:value-type="float" office:value="50016.2478145147" calcext:value-type="float">
            <text:p>50016,2478145147</text:p>
          </table:table-cell>
          <table:table-cell table:formula="of:=[.E24]*[.E9]" office:value-type="float" office:value="51682.6515416997" calcext:value-type="float">
            <text:p>51682,6515416997</text:p>
          </table:table-cell>
          <table:table-cell table:formula="of:=[.F24]*[.F9]" office:value-type="float" office:value="54354.5912865044" calcext:value-type="float">
            <text:p>54354,5912865044</text:p>
          </table:table-cell>
          <table:table-cell table:formula="of:=[.G24]*[.G9]" office:value-type="float" office:value="55190.6655281567" calcext:value-type="float">
            <text:p>55190,6655281567</text:p>
          </table:table-cell>
          <table:table-cell table:formula="of:=[.H24]*[.H9]" office:value-type="float" office:value="56863.912292597" calcext:value-type="float">
            <text:p>56863,912292597</text:p>
          </table:table-cell>
          <table:table-cell table:formula="of:=[.I24]*[.I9]" office:value-type="float" office:value="59877.9031443084" calcext:value-type="float">
            <text:p>59877,9031443084</text:p>
          </table:table-cell>
          <table:table-cell table:formula="of:=[.J24]*[.J9]" office:value-type="float" office:value="61887.5117342174" calcext:value-type="float">
            <text:p>61887,5117342174</text:p>
          </table:table-cell>
          <table:table-cell table:formula="of:=[.K24]*[.K9]" office:value-type="float" office:value="63561.6464262968" calcext:value-type="float">
            <text:p>63561,6464262968</text:p>
          </table:table-cell>
          <table:table-cell table:formula="of:=[.L24]*[.L9]" office:value-type="float" office:value="105231.358030649" calcext:value-type="float">
            <text:p>105231,358030649</text:p>
          </table:table-cell>
          <table:table-cell table:formula="of:=[.M24]*[.M9]" office:value-type="float" office:value="124634.061708448" calcext:value-type="float">
            <text:p>124634,061708448</text:p>
          </table:table-cell>
          <table:table-cell table:formula="of:=[.N24]*[.N9]" office:value-type="float" office:value="131760.106087298" calcext:value-type="float">
            <text:p>131760,106087298</text:p>
          </table:table-cell>
          <table:table-cell table:formula="of:=SUM([.B29:.N29])" office:value-type="float" office:value="908620.37366175" calcext:value-type="float">
            <text:p>908620,37366175</text:p>
          </table:table-cell>
          <table:table-cell/>
        </table:table-row>
        <table:table-row table:style-name="ro1">
          <table:table-cell office:value-type="string" calcext:value-type="string">
            <text:p>a [K]</text:p>
          </table:table-cell>
          <table:table-cell table:formula="of:=1/[.B27]*([.O24]*[.O28]-[.O26]*[.O29])" office:value-type="float" office:value="3642.86264793476" calcext:value-type="float">
            <text:p>3642,8626479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 table:formula="of:=1/[.B27]*([.O25]*[.O29]-[.O26]*[.O28])" office:value-type="float" office:value="-6.74814462929404" calcext:value-type="float">
            <text:p>-6,74814462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=</text:p>
          </table:table-cell>
          <table:table-cell table:formula="of:=SQRT(1/[.B27]*[.O24])" office:value-type="float" office:value="24.7691946332475" calcext:value-type="float">
            <text:p>24,76919463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b</text:p>
          </table:table-cell>
          <table:table-cell table:formula="of:=SQRT(1/[.B27]*[.O25])" office:value-type="float" office:value="0.073649856826802" calcext:value-type="float">
            <text:p>0,0736498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b</text:p>
          </table:table-cell>
          <table:table-cell table:formula="of:=-1/[.B27]*[.O26]" office:value-type="float" office:value="-1.82349255454971" calcext:value-type="float">
            <text:p>-1,82349255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ena kowariancji</text:p>
          </table:table-cell>
          <table:table-cell table:formula="of:=[.B34]/([.B32]*[.B33])" office:value-type="float" office:value="-0.999586084757222" calcext:value-type="float">
            <text:p>-0,9995860848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table:formula="of:=[.B44]/[.B45]" office:value-type="float" office:value="10.7729192604902" calcext:value-type="float">
            <text:p>10,77291926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</text:p>
          </table:table-cell>
          <table:table-cell table:formula="of:=([.B42]-2)/([.B42]+2)*EXP([.B42])" office:value-type="float" office:value="32769.7670646891" calcext:value-type="float">
            <text:p>32769,7670646891</text:p>
          </table:table-cell>
          <table:table-cell table:formula="of:=(11.27-2)/(11.27+2)*EXP(11.27)" office:value-type="float" office:value="54790.7975674629" calcext:value-type="float">
            <text:p>54790,79756746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table:formula="of:=[.B30]" office:value-type="float" office:value="3642.86264793476" calcext:value-type="float">
            <text:p>3642,8626479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zero</text:p>
          </table:table-cell>
          <table:table-cell table:formula="of:=65+273.15" office:value-type="float" office:value="338.15" calcext:value-type="float">
            <text:p>338,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nies</text:p>
          </table:table-cell>
          <table:table-cell table:formula="of:=EXP([.B31])" office:value-type="float" office:value="0.00117305405310503" calcext:value-type="float">
            <text:p>0,00117305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</text:p>
          </table:table-cell>
          <table:table-cell table:formula="of:=[.B43]*[.B46]" office:value-type="float" office:value="38.4407080745412" calcext:value-type="float">
            <text:p>38,4407080745</text:p>
          </table:table-cell>
          <table:table-cell table:formula="of:=[.C43]*[.B46]" office:value-type="float" office:value="64.2725671593695" calcext:value-type="float">
            <text:p>64,2725671594</text:p>
          </table:table-cell>
          <table:table-cell table:number-columns-repeated="13"/>
        </table:table-row>
      </table:table>
      <table:named-expressions>
        <table:named-range table:name="D" table:base-cell-address="$Arkusz1.$A$27" table:cell-range-address="$Arkusz1.$A$27"/>
        <table:named-range table:name="S" table:base-cell-address="$Arkusz1.$O$12" table:cell-range-address="$Arkusz1.$O$12"/>
        <table:named-range table:name="Sx" table:base-cell-address="$Arkusz1.$O$13" table:cell-range-address="$Arkusz1.$O$13"/>
        <table:named-range table:name="Sxx" table:base-cell-address="$Arkusz1.$O$14" table:cell-range-address="$Arkusz1.$O$14"/>
        <table:named-range table:name="Sxy" table:base-cell-address="$Arkusz1.$O$16" table:cell-range-address="$Arkusz1.$O$16"/>
        <table:named-range table:name="Sy" table:base-cell-address="$Arkusz1.$O$15" table:cell-range-address="$Arkusz1.$O$15"/>
        <table:named-range table:name="w" table:base-cell-address="$Arkusz1.$A$24" table:cell-range-address="$Arkusz1.$A$24"/>
        <table:named-range table:name="wi" table:base-cell-address="$Arkusz1.$O$24" table:cell-range-address="$Arkusz1.$O$24"/>
        <table:named-range table:name="wX" table:base-cell-address="$Arkusz1.$O$26" table:cell-range-address="$Arkusz1.$O$26"/>
        <table:named-range table:name="wXX" table:base-cell-address="$Arkusz1.$O$25" table:cell-range-address="$Arkusz1.$O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09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10">
      <number:scientific-number number:decimal-places="11" loext:min-decimal-places="11" number:min-integer-digits="1" number:min-exponent-digits="3" loext:exponent-interval="1" loext:forced-exponent-sign="true"/>
    </number:number-style>
    <number:number-style style:name="N111">
      <number:scientific-number number:decimal-places="10" loext:min-decimal-places="10" number:min-integer-digits="1" number:min-exponent-digits="3" loext:exponent-interval="1" loext:forced-exponent-sign="true"/>
    </number:number-style>
    <number:number-style style:name="N112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13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14">
      <number:scientific-number number:decimal-places="7" loext:min-decimal-places="7" number:min-integer-digits="1" number:min-exponent-digits="3" loext:exponent-interval="1" loext:forced-exponent-sign="true"/>
    </number:number-style>
    <number:number-style style:name="N115">
      <number:scientific-number number:decimal-places="6" loext:min-decimal-places="6" number:min-integer-digits="1" number:min-exponent-digits="3" loext:exponent-interval="1" loext:forced-exponent-sign="true"/>
    </number:number-style>
    <number:number-style style:name="N116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17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18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19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20">
      <number:scientific-number number:decimal-places="0" loext:min-decimal-places="0" number:min-integer-digits="1" number:min-exponent-digits="3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3:17:59.118000000</meta:creation-date>
    <dc:date>2019-06-04T14:56:25.158000000</dc:date>
    <meta:editing-duration>PT1H15M41S</meta:editing-duration>
    <meta:editing-cycles>36</meta:editing-cycles>
    <meta:generator>LibreOffice/5.1.2.2$Windows_x86 LibreOffice_project/d3bf12ecb743fc0d20e0be0c58ca359301eb705f</meta:generator>
    <meta:document-statistic meta:table-count="1" meta:cell-count="220" meta:object-count="0"/>
  </office:meta>
</office:document-meta>
</file>